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89in"/>
    </style:style>
    <style:style style:name="co2" style:family="table-column">
      <style:table-column-properties fo:break-before="auto" style:column-width="2.1437in"/>
    </style:style>
    <style:style style:name="co3" style:family="table-column">
      <style:table-column-properties fo:break-before="auto" style:column-width="1.8335in"/>
    </style:style>
    <style:style style:name="co4" style:family="table-column">
      <style:table-column-properties fo:break-before="auto" style:column-width="1.74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Load Cell Error Parameters</text:p>
          </table:table-cell>
          <table:table-cell table:number-columns-repeated="3"/>
          <table:table-cell table:style-name="ce1" office:value-type="string" calcext:value-type="string">
            <text:p>Parameters that you can calibrate your way out of (e.g. amplifier ADC drift) were excluded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500g Load Cell Properties:</text:p>
          </table:table-cell>
          <table:table-cell table:style-name="ce1" office:value-type="string" calcext:value-type="string">
            <text:p>unit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Output</text:p>
          </table:table-cell>
          <table:table-cell office:value-type="string" calcext:value-type="string">
            <text:p>0.7 +/- 0.15 </text:p>
          </table:table-cell>
          <table:table-cell office:value-type="string" calcext:value-type="string">
            <text:p>mV/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bined error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g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nlinearity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g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ysteresis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g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peatability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gf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https://cdn.sparkfun.com/assets/9/9/a/f/3/TAL221.pd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ake somewhat with a grain of salt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Rated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unit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utput @ 5V excitation</text:p>
          </table:table-cell>
          <table:table-cell table:formula="of:=0.55*5*0.001" office:value-type="float" office:value="0.00275" calcext:value-type="float">
            <text:p>0.00275</text:p>
          </table:table-cell>
          <table:table-cell table:formula="of:=0.7*5*0.001" office:value-type="float" office:value="0.0035" calcext:value-type="float">
            <text:p>0.0035</text:p>
          </table:table-cell>
          <table:table-cell table:formula="of:=0.85*5*0.001" office:value-type="float" office:value="0.00425" calcext:value-type="float">
            <text:p>0.00425</text:p>
          </table:table-cell>
          <table:table-cell office:value-type="string" calcext:value-type="string">
            <text:p>V</text:p>
          </table:table-cell>
          <table:table-cell/>
          <table:table-cell table:style-name="ce1" office:value-type="string" calcext:value-type="string">
            <text:p>Differences in this parameter can be calibrated away</text:p>
          </table:table-cell>
        </table:table-row>
        <table:table-row table:style-name="ro1">
          <table:table-cell table:style-name="ce1" office:value-type="string" calcext:value-type="string">
            <text:p>Sensitivity</text:p>
          </table:table-cell>
          <table:table-cell table:formula="of:=[.B14]/500" office:value-type="float" office:value="0.0000055" calcext:value-type="float">
            <text:p>5.5E-06</text:p>
          </table:table-cell>
          <table:table-cell table:formula="of:=[.C14]/500" office:value-type="float" office:value="0.000007" calcext:value-type="float">
            <text:p>7E-06</text:p>
          </table:table-cell>
          <table:table-cell table:formula="of:=[.D14]/500" office:value-type="float" office:value="0.0000085" calcext:value-type="float">
            <text:p>8.5E-06</text:p>
          </table:table-cell>
          <table:table-cell office:value-type="string" calcext:value-type="string">
            <text:p>V/gf</text:p>
          </table:table-cell>
          <table:table-cell table:number-columns-repeated="2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style-name="ce1" office:value-type="string" calcext:value-type="string">
            <text:p>Amplifier Noise</text:p>
          </table:table-cell>
          <table:table-cell/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effect on output accuracy</text:p>
          </table:table-cell>
          <table:table-cell table:style-name="ce1" office:value-type="string" calcext:value-type="string">
            <text:p>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711 @ 10Hz</text:p>
          </table:table-cell>
          <table:table-cell table:formula="of:=50*0.000000001" office:value-type="float" office:value="0.00000005" calcext:value-type="float">
            <text:p>5E-08</text:p>
          </table:table-cell>
          <table:table-cell office:value-type="string" calcext:value-type="string">
            <text:p>V</text:p>
          </table:table-cell>
          <table:table-cell table:formula="of:=[.B23]/[.$C$15]" office:value-type="float" office:value="0.00714285714285714" calcext:value-type="float">
            <text:p>0.007142857142857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711 @ 80Hz</text:p>
          </table:table-cell>
          <table:table-cell table:formula="of:=90*0.000000001" office:value-type="float" office:value="0.00000009" calcext:value-type="float">
            <text:p>9E-08</text:p>
          </table:table-cell>
          <table:table-cell office:value-type="string" calcext:value-type="string">
            <text:p>V</text:p>
          </table:table-cell>
          <table:table-cell table:formula="of:=[.B24]/[.$C$15]" office:value-type="float" office:value="0.0128571428571429" calcext:value-type="float">
            <text:p>0.012857142857143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U7802 @ 10Hz</text:p>
          </table:table-cell>
          <table:table-cell table:formula="of:=50*0.000000001" office:value-type="float" office:value="0.00000005" calcext:value-type="float">
            <text:p>5E-08</text:p>
          </table:table-cell>
          <table:table-cell office:value-type="string" calcext:value-type="string">
            <text:p>V</text:p>
          </table:table-cell>
          <table:table-cell table:formula="of:=[.B25]/[.$C$15]" office:value-type="float" office:value="0.00714285714285714" calcext:value-type="float">
            <text:p>0.007142857142857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U7802 @ 80Hz</text:p>
          </table:table-cell>
          <table:table-cell table:formula="of:=150*0.000000001" office:value-type="float" office:value="0.00000015" calcext:value-type="float">
            <text:p>1.5E-07</text:p>
          </table:table-cell>
          <table:table-cell office:value-type="string" calcext:value-type="string">
            <text:p>V</text:p>
          </table:table-cell>
          <table:table-cell table:formula="of:=[.B26]/[.$C$15]" office:value-type="float" office:value="0.0214285714285714" calcext:value-type="float">
            <text:p>0.021428571428572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7730 @ +/-10mV, CHP=1, 50Hz </text:p>
          </table:table-cell>
          <table:table-cell table:formula="of:=40*0.000000001" office:value-type="float" office:value="0.00000004" calcext:value-type="float">
            <text:p>4E-08</text:p>
          </table:table-cell>
          <table:table-cell office:value-type="string" calcext:value-type="string">
            <text:p>V</text:p>
          </table:table-cell>
          <table:table-cell table:formula="of:=[.B27]/[.$C$15]" office:value-type="float" office:value="0.00571428571428571" calcext:value-type="float">
            <text:p>0.005714285714286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7730 @ +/-10mV, <text:s/>CHP=1, 100Hz </text:p>
          </table:table-cell>
          <table:table-cell table:formula="of:=60*0.000000001" office:value-type="float" office:value="0.00000006" calcext:value-type="float">
            <text:p>6E-08</text:p>
          </table:table-cell>
          <table:table-cell office:value-type="string" calcext:value-type="string">
            <text:p>V</text:p>
          </table:table-cell>
          <table:table-cell table:formula="of:=[.B28]/[.$C$15]" office:value-type="float" office:value="0.00857142857142857" calcext:value-type="float">
            <text:p>0.008571428571429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7730 @ +/-10mV, <text:s/>CHP=1, 150Hz </text:p>
          </table:table-cell>
          <table:table-cell table:formula="of:=70*0.000000001" office:value-type="float" office:value="0.00000007" calcext:value-type="float">
            <text:p>7E-08</text:p>
          </table:table-cell>
          <table:table-cell office:value-type="string" calcext:value-type="string">
            <text:p>V</text:p>
          </table:table-cell>
          <table:table-cell table:formula="of:=[.B29]/[.$C$15]" office:value-type="float" office:value="0.01" calcext:value-type="float">
            <text:p>0.01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7730 @ +/-10mV, <text:s/>CHP=1, 200Hz </text:p>
          </table:table-cell>
          <table:table-cell table:formula="of:=80*0.000000001" office:value-type="float" office:value="0.00000008" calcext:value-type="float">
            <text:p>8E-08</text:p>
          </table:table-cell>
          <table:table-cell office:value-type="string" calcext:value-type="string">
            <text:p>V</text:p>
          </table:table-cell>
          <table:table-cell table:formula="of:=[.B30]/[.$C$15]" office:value-type="float" office:value="0.0114285714285714" calcext:value-type="float">
            <text:p>0.011428571428572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7730 @ +/-10mV, <text:s/>CHP=1, 400Hz </text:p>
          </table:table-cell>
          <table:table-cell table:formula="of:=110*0.000000001" office:value-type="float" office:value="0.00000011" calcext:value-type="float">
            <text:p>1.1E-07</text:p>
          </table:table-cell>
          <table:table-cell office:value-type="string" calcext:value-type="string">
            <text:p>V</text:p>
          </table:table-cell>
          <table:table-cell table:formula="of:=[.B31]/[.$C$15]" office:value-type="float" office:value="0.0157142857142857" calcext:value-type="float">
            <text:p>0.015714285714286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7730 @ +/-10mV, CHP=0, 150Hz </text:p>
          </table:table-cell>
          <table:table-cell table:style-name="ce5" table:formula="of:=60*0.000000001" office:value-type="float" office:value="0.00000006" calcext:value-type="float">
            <text:p>6.00E-08</text:p>
          </table:table-cell>
          <table:table-cell office:value-type="string" calcext:value-type="string">
            <text:p>V</text:p>
          </table:table-cell>
          <table:table-cell table:formula="of:=[.B32]/[.$C$15]" office:value-type="float" office:value="0.00857142857142857" calcext:value-type="float">
            <text:p>0.008571428571429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7730 @ +/-10mV, <text:s/>CHP=0, 200Hz </text:p>
          </table:table-cell>
          <table:table-cell table:style-name="ce5" office:value-type="float" office:value="0.000000075" calcext:value-type="float">
            <text:p>7.50E-08</text:p>
          </table:table-cell>
          <table:table-cell office:value-type="string" calcext:value-type="string">
            <text:p>V</text:p>
          </table:table-cell>
          <table:table-cell table:formula="of:=[.B33]/[.$C$15]" office:value-type="float" office:value="0.0107142857142857" calcext:value-type="float">
            <text:p>0.010714285714286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7730 @ +/-10mV, <text:s/>CHP=0, 300Hz </text:p>
          </table:table-cell>
          <table:table-cell table:style-name="ce5" office:value-type="float" office:value="0.00000008" calcext:value-type="float">
            <text:p>8.00E-08</text:p>
          </table:table-cell>
          <table:table-cell office:value-type="string" calcext:value-type="string">
            <text:p>V</text:p>
          </table:table-cell>
          <table:table-cell table:formula="of:=[.B34]/[.$C$15]" office:value-type="float" office:value="0.0114285714285714" calcext:value-type="float">
            <text:p>0.011428571428572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7730 @ +/-10mV, <text:s/>CHP=0, 600Hz </text:p>
          </table:table-cell>
          <table:table-cell table:style-name="ce5" office:value-type="float" office:value="0.00000011" calcext:value-type="float">
            <text:p>1.10E-07</text:p>
          </table:table-cell>
          <table:table-cell office:value-type="string" calcext:value-type="string">
            <text:p>V</text:p>
          </table:table-cell>
          <table:table-cell table:formula="of:=[.B35]/[.$C$15]" office:value-type="float" office:value="0.0157142857142857" calcext:value-type="float">
            <text:p>0.015714285714286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7730 @ +/-10mV, <text:s/>CHP=1, 1200Hz </text:p>
          </table:table-cell>
          <table:table-cell table:style-name="ce5" office:value-type="float" office:value="0.00000015" calcext:value-type="float">
            <text:p>1.50E-07</text:p>
          </table:table-cell>
          <table:table-cell office:value-type="string" calcext:value-type="string">
            <text:p>V</text:p>
          </table:table-cell>
          <table:table-cell table:formula="of:=[.B36]/[.$C$15]" office:value-type="float" office:value="0.0214285714285714" calcext:value-type="float">
            <text:p>0.021428571428572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9">00/00/0000</text:date>, <text:time style:data-style-name="N2" text:time-value="02:00:11.2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1-12-19T02:12:31.701000000</dc:date>
    <meta:editing-duration>PT34M</meta:editing-duration>
    <meta:editing-cycles>9</meta:editing-cycles>
    <meta:document-statistic meta:table-count="1" meta:cell-count="110" meta:object-count="0"/>
  </office:meta>
</office:document-meta>
</file>